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PATTERN PRINCIPLE</text:p>
      <text:p text:style-name="P3">“ program to an interface, not an implementation ”</text:p>
      <text:p text:style-name="P1">Author : Putera Kahfi </text:p>
      <text:p text:style-name="P1">Website : <text:a xlink:type="simple" xlink:href="http://www.codejunior.net/">www.codejunior.net</text:a></text:p>
      <text:p text:style-name="Horizontal_20_Line"/>
      <text:p text:style-name="P1"/>
      <text:p text:style-name="P4"><text:span text:style-name="T3">One of important design pattern priciple is</text:span> <text:span text:style-name="T1">“ program to an interface, not an implementation ”,</text:span><text:span text:style-name="T2"> what is it means ?, why this concept so important ?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2:00:47</meta:creation-date>
    <dc:date>2014-04-01T13:22:56</dc:date>
    <meta:editing-duration>PT1H5M9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5" meta:word-count="46" meta:character-count="274" meta:non-whitespace-character-count="229"/>
  </office:meta>
</office:document-meta>
</file>